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 empresa Agenda SA, lo contrata para desarrollar su nuevo calendario. En dicho calendario se pueden guardar diferentes tareas con el objetivo de recordar al usuario una tarea dada. </text:p>
      <text:p text:style-name="Standard"/>
      <text:p text:style-name="Standard">Las tareas tienen los siguientes datos: </text:p>
      <text:p text:style-name="Standard"/>
      <text:p text:style-name="Standard">char [200] descripción </text:p>
      <text:p text:style-name="Standard">char [8] fecha // formato yyyymmdd</text:p>
      <text:p text:style-name="Standard">char[6] hora // formato hhmmss</text:p>
      <text:p text:style-name="Standard">int duracion // en minutos</text:p>
      <text:p text:style-name="Standard">char tipo //N, R, A</text:p>
      <text:p text:style-name="Standard"/>
      <text:p text:style-name="Standard"/>
      <text:p text:style-name="Standard">Las tareas tienen diferentes tipos: </text:p>
      <text:p text:style-name="Standard"/>
      <text:list text:style-name="L1">
        <text:list-item>
          <text:p text:style-name="P1">Normales, las cuales notifican que se debe realizar la tarea imprimiendo en consola un mensaje. </text:p>
        </text:list-item>
        <text:list-item>
          <text:p text:style-name="P1">Repetitivas, las cuales notifican con un mensaje en consola que crean otra tarea para el día siguiente. </text:p>
        </text:list-item>
        <text:list-item>
          <text:p text:style-name="P1">Archivo de texto, al llegar a la hora y fecha, se guarda en un archivo de texto la línea “se ejecutó : descripción” dónde descripción es la descripción de la tarea. </text:p>
        </text:list-item>
      </text:list>
      <text:p text:style-name="Standard"/>
      <text:p text:style-name="Standard"/>
      <text:list text:style-name="L2">
        <text:list-item>
          <text:p text:style-name="P2">(30) Realice el diseño de la solución e implemente las clases. Conteste: ¿Se puede utilizar polimorfismo, cual es la ventaja o desventaja? </text:p>
        </text:list-item>
        <text:list-item>
          <text:p text:style-name="P2">(25) Realice un procedimiento que permita guardar las tareas en archivo binario.</text:p>
        </text:list-item>
        <text:list-item>
          <text:p text:style-name="P2">(30) Realice las siguientes métodos utilizando STL: </text:p>
          <text:list>
            <text:list-item>
              <text:p text:style-name="P2">Obtener la o las tareas con mayor duración. </text:p>
            </text:list-item>
            <text:list-item>
              <text:p text:style-name="P2">Obtener el día que tiene más tareas. </text:p>
            </text:list-item>
            <text:list-item>
              <text:p text:style-name="P2">Obtener las tareas que se superponen. </text:p>
            </text:list-item>
          </text:list>
        </text:list-item>
        <text:list-item>
          <text:p text:style-name="P2">(15) Explique:</text:p>
          <text:list>
            <text:list-item>
              <text:p text:style-name="P2">¿Por qué son necesarios los template en los lenguajes de tipado estático? </text:p>
            </text:list-item>
            <text:list-item>
              <text:p text:style-name="P2">¿Por qué C++ utiliza punteros para implementar el polimorfismo?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22:10:32.256265935</meta:creation-date>
    <dc:date>2025-10-05T22:14:00.146803510</dc:date>
    <meta:editing-duration>PT3M28S</meta:editing-duration>
    <meta:editing-cycles>1</meta:editing-cycles>
    <meta:document-statistic meta:table-count="0" meta:image-count="0" meta:object-count="0" meta:page-count="1" meta:paragraph-count="20" meta:word-count="224" meta:character-count="1318" meta:non-whitespace-character-count="1113"/>
    <meta:generator>LibreOffice/24.2.7.2$Linux_X86_64 LibreOffice_project/420$Build-2</meta:generator>
  </office:meta>
</office:document-meta>
</file>